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5pt"/>
    </style:style>
    <style:style style:name="co2" style:family="table-column">
      <style:table-column-properties fo:break-before="auto" style:column-width="17.86pt"/>
    </style:style>
    <style:style style:name="co3" style:family="table-column">
      <style:table-column-properties fo:break-before="auto" style:column-width="19.25pt"/>
    </style:style>
    <style:style style:name="co4" style:family="table-column">
      <style:table-column-properties fo:break-before="auto" style:column-width="24.2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41pt"/>
    </style:style>
    <style:style style:name="co7" style:family="table-column">
      <style:table-column-properties fo:break-before="auto" style:column-width="37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6.69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order="none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urses of Action Matri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4" table:number-columns-repeated="3" table:default-cell-style-name="Default"/>
        <table:table-column table:style-name="co4" table:default-cell-style-name="ce17"/>
        <table:table-column table:style-name="co5" table:default-cell-style-name="ce7"/>
        <table:table-row table:style-name="ro1">
          <table:table-cell table:style-name="Default"/>
          <table:table-cell table:style-name="ce12" office:value-type="string" calcext:value-type="string">
            <text:p>Passive COAs</text:p>
          </table:table-cell>
          <table:table-cell table:style-name="ce5"/>
          <table:table-cell table:style-name="Default"/>
          <table:table-cell/>
          <table:table-cell table:style-name="ce16" office:value-type="string" calcext:value-type="string">
            <text:p>Active COAs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MCKC™</text:p>
          </table:table-cell>
          <table:table-cell table:style-name="ce6" office:value-type="string" calcext:value-type="string">
            <text:p>Disc</text:p>
          </table:table-cell>
          <table:table-cell table:style-name="ce6" office:value-type="string" calcext:value-type="string">
            <text:p>Detect</text:p>
          </table:table-cell>
          <table:table-cell table:style-name="ce6" office:value-type="string" calcext:value-type="string">
            <text:p>Deny</text:p>
          </table:table-cell>
          <table:table-cell table:style-name="ce6" office:value-type="string" calcext:value-type="string">
            <text:p>Disrupt</text:p>
          </table:table-cell>
          <table:table-cell table:style-name="ce6" office:value-type="string" calcext:value-type="string">
            <text:p>Degrade</text:p>
          </table:table-cell>
          <table:table-cell table:style-name="ce6" office:value-type="string" calcext:value-type="string">
            <text:p>Deceive</text:p>
          </table:table-cell>
          <table:table-cell table:style-name="ce6" office:value-type="string" calcext:value-type="string">
            <text:p>Destroy</text:p>
          </table:table-cell>
          <table:table-cell table:style-name="Default"/>
        </table:table-row>
        <table:table-row table:style-name="ro1">
          <table:table-cell office:value-type="string" calcext:value-type="string">
            <text:p>Re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i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s</text:p>
          </table:table-cell>
          <table:table-cell table:number-columns-repeated="8"/>
        </table:table-row>
        <table:table-row table:style-name="ro1">
          <table:table-cell table:style-name="ce3"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LMCKC™ and CoAs from LM Intelligence Driven CND paper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Enhanced by Rob M. Lee for FOR57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Diamond Axia" table:style-name="ta1">
        <table:table-column table:style-name="co6" table:default-cell-style-name="ce18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Diamond Model Axia</text:p>
          </table:table-cell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For every intrusion event there exists an adversary taking a step towards an intended goal by using a capability over infrastructure against a victim to produce a result.</text:p>
          </table:table-cell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There exists a set of adversaries (insiders, outsiders, individuals, groups, and organizations) which seek to compromise computer systems or networks to further their intent and satisfy their needs.</text:p>
          </table:table-cell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Every system, and by extension every victim asset, has vulnerabilities and exposures.</text:p>
          </table:table-cell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Every malicious activity contains two or more phases which must be successfully executed in succession to achieve the desired result.</text:p>
          </table:table-cell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Every intrusion event requires one or more external resources to be satisfied prior to success.</text:p>
          </table:table-cell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A relationship always exists between the Adversary and their Victim(s) even if distant, fleeting, or indirect.</text:p>
          </table:table-cell>
        </table:table-row>
        <table:table-row table:style-name="ro3"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There exists a sub-set of the set of adversaries which have the motivation, resources, and capabilities to sustain malicious effects for a significant length of time against one or more victims while resisting mitigation efforts. Adversary-Victim relationships in this sub-set are called persistent adversary relationships.</text:p>
          </table:table-cell>
        </table:table-row>
        <table:table-row table:style-name="ro4">
          <table:table-cell table:style-name="ce20"/>
          <table:table-cell table:style-name="ce23" office:value-type="string" calcext:value-type="string">
            <text:p><text:a xlink:href="http://www.activeresponse.org/diamond-model-axioms/" xlink:type="simple">http://www.activeresponse.org/diamond-model-axioms/</text:a>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1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2:06:40.93992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1:06:26.543725770</meta:creation-date>
    <dc:date>2019-05-11T12:29:50.253458247</dc:date>
    <meta:editing-duration>PT3M40S</meta:editing-duration>
    <meta:editing-cycles>2</meta:editing-cycles>
    <meta:generator>LibreOffice/6.2.3.2$MacOSX_X86_64 LibreOffice_project/aecc05fe267cc68dde00352a451aa867b3b546ac</meta:generator>
    <meta:printed-by>Adric Net</meta:printed-by>
    <meta:print-date>2019-05-11T12:27:47.151404465</meta:print-date>
    <dc:creator>Adric Net</dc:creator>
    <meta:document-statistic meta:table-count="2" meta:cell-count="35" meta:object-count="0"/>
    <meta:user-defined meta:name=""/>
  </office:meta>
</office:document-meta>
</file>